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f3275" style:font-weight-asian="bold" style:font-weight-complex="bold"/>
    </style:style>
    <style:style style:name="P2" style:family="paragraph" style:parent-style-name="Standard_20__28_user_29_">
      <style:text-properties fo:font-weight="bold" officeooo:paragraph-rsid="000f3275" style:font-weight-asian="bold" style:font-weight-complex="bold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0f3275" style:font-weight-asian="bold" style:font-weight-complex="bold"/>
    </style:style>
    <style:style style:name="P4" style:family="paragraph" style:parent-style-name="Standard_20__28_user_29_">
      <style:text-properties fo:font-weight="bold" officeooo:rsid="000ef1c1" officeooo:paragraph-rsid="000f3275" style:font-weight-asian="bold" style:font-weight-complex="bold"/>
    </style:style>
    <style:style style:name="P5" style:family="paragraph" style:parent-style-name="Standard">
      <style:text-properties fo:color="#000000" loext:opacity="100%" fo:font-weight="bold" officeooo:paragraph-rsid="000f3275" style:font-weight-asian="bold" style:font-weight-complex="bold"/>
    </style:style>
    <style:style style:name="P6" style:family="paragraph" style:parent-style-name="Standard_20__28_user_29_">
      <style:text-properties fo:color="#000000" loext:opacity="100%" fo:font-weight="bold" officeooo:paragraph-rsid="000f3275" style:font-weight-asian="bold" style:font-weight-complex="bold"/>
    </style:style>
    <style:style style:name="P7" style:family="paragraph" style:parent-style-name="Standard_20__28_user_29_">
      <style:paragraph-properties fo:text-align="end" style:justify-single-word="false"/>
      <style:text-properties officeooo:paragraph-rsid="000f3275"/>
    </style:style>
    <style:style style:name="P8" style:family="paragraph" style:parent-style-name="Standard_20__28_user_29_">
      <style:text-properties officeooo:paragraph-rsid="000f3275"/>
    </style:style>
    <style:style style:name="P9" style:family="paragraph" style:parent-style-name="Standard_20__28_user_29_">
      <style:text-properties fo:font-weight="normal" officeooo:paragraph-rsid="000f3275" style:font-weight-asian="normal" style:font-weight-complex="normal"/>
    </style:style>
    <style:style style:name="P10" style:family="paragraph" style:parent-style-name="Standard_20__28_user_29_">
      <style:text-properties fo:font-weight="normal" officeooo:rsid="000ef1c1" officeooo:paragraph-rsid="000f3275" style:font-weight-asian="normal" style:font-weight-complex="normal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0f3275" style:font-weight-asian="bold" style:font-weight-complex="bold"/>
    </style:style>
    <style:style style:name="P12" style:family="paragraph" style:parent-style-name="Standard">
      <style:text-properties fo:font-weight="bold" officeooo:paragraph-rsid="000f3275" style:font-weight-asian="bold" style:font-weight-complex="bold"/>
    </style:style>
    <style:style style:name="P13" style:family="paragraph" style:parent-style-name="Standard_20__28_user_29_">
      <style:text-properties fo:color="#000000" loext:opacity="100%" style:font-name="JetBrains Mono" fo:font-size="10pt" fo:font-style="normal" fo:font-weight="normal" officeooo:paragraph-rsid="000f3275" style:font-size-asian="10pt" style:font-style-asian="normal" style:font-weight-asian="normal" style:font-weight-complex="bold"/>
    </style:style>
    <style:style style:name="P14" style:family="paragraph" style:parent-style-name="Standard_20__28_user_29_">
      <style:text-properties fo:font-weight="bold" officeooo:rsid="000ef1c1" officeooo:paragraph-rsid="000f3275" style:font-weight-asian="bold" style:font-weight-complex="bold"/>
    </style:style>
    <style:style style:name="P15" style:family="paragraph" style:parent-style-name="Standard_20__28_user_29_">
      <style:text-properties fo:font-weight="bold" officeooo:paragraph-rsid="000f3275" style:font-weight-asian="bold" style:font-weight-complex="bold"/>
    </style:style>
    <style:style style:name="P16" style:family="paragraph" style:parent-style-name="Standard_20__28_user_29_">
      <style:text-properties fo:font-weight="normal" officeooo:paragraph-rsid="000f3275" style:font-weight-asian="normal" style:font-weight-complex="normal"/>
    </style:style>
    <style:style style:name="P17" style:family="paragraph" style:parent-style-name="Standard_20__28_user_29_">
      <style:text-properties fo:font-weight="normal" officeooo:rsid="000ef1c1" officeooo:paragraph-rsid="000f3275" style:font-weight-asian="normal" style:font-weight-complex="normal"/>
    </style:style>
    <style:style style:name="P18" style:family="paragraph" style:parent-style-name="Standard_20__28_user_29_">
      <style:text-properties officeooo:paragraph-rsid="000f32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officeooo:rsid="000f3275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3275" style:font-weight-asian="normal" style:font-weight-complex="normal"/>
    </style:style>
    <style:style style:name="T7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8" style:family="text">
      <style:text-properties style:font-name="Liberation Serif" fo:font-weight="normal" style:font-name-asian="Tahoma1" style:font-weight-asian="normal" style:font-name-complex="Droid Sans Devanagari" style:font-weight-complex="normal"/>
    </style:style>
    <style:style style:name="T9" style:family="text">
      <style:text-properties style:font-name="Liberation Serif" fo:font-weight="normal" officeooo:rsid="000f3275" style:font-name-asian="Tahoma1" style:font-weight-asian="normal" style:font-name-complex="Droid Sans Devanagari" style:font-weight-complex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тудент группы ИС-22 Енгибарян М.В.</text:p>
      <text:p text:style-name="P8"><text:span text:style-name="T1">Практическое занятие </text:span><text:span text:style-name="T4">№</text:span><text:span text:style-name="T1"> </text:span><text:span text:style-name="T2">1</text:span><text:span text:style-name="T3">2</text:span></text:p>
      <text:p text:style-name="P2"/>
      <text:p text:style-name="P8"><text:span text:style-name="T1">Тема:</text:span><text:span text:style-name="T5"> составление программ в функциональном стиле в IDE PyCharm Community.</text:span></text:p>
      <text:p text:style-name="P8"><text:span text:style-name="T5"/></text:p>
      <text:p text:style-name="P8"><text:span text:style-name="T7">Цель: </text:span><text:span text:style-name="T8">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span></text:p>
      <text:p text:style-name="P8"><text:span text:style-name="T8"/></text:p>
      <text:p text:style-name="P4">Задача 1.</text:p>
      <text:p text:style-name="P4"/>
      <text:p text:style-name="P2">Постановка задачи.</text:p>
      <text:p text:style-name="P13">Даны две последовательности. Найти элементы, общие для двух последовательностей и их количество.</text:p>
      <text:p text:style-name="P2">Текст программы:</text:p>
      <text:p text:style-name="P3"><text:span text:style-name="T16">def </text:span><text:span text:style-name="T18">main</text:span><text:span text:style-name="T10">():</text:span><text:line-break/><text:span text:style-name="T10"> <text:s text:c="3"/>a = </text:span><text:span text:style-name="T14">list</text:span><text:span text:style-name="T10">(</text:span><text:span text:style-name="T14">map</text:span><text:span text:style-name="T10">(</text:span><text:span text:style-name="T14">int</text:span><text:span text:style-name="T16">, </text:span><text:span text:style-name="T14">input</text:span><text:span text:style-name="T10">(</text:span><text:span text:style-name="T12">"Введите первую последовательность чисел через пробел: "</text:span><text:span text:style-name="T10">).split()))</text:span><text:line-break/><text:span text:style-name="T10"> <text:s text:c="3"/>b = </text:span><text:span text:style-name="T14">list</text:span><text:span text:style-name="T10">(</text:span><text:span text:style-name="T14">map</text:span><text:span text:style-name="T10">(</text:span><text:span text:style-name="T14">int</text:span><text:span text:style-name="T16">, </text:span><text:span text:style-name="T14">input</text:span><text:span text:style-name="T10">(</text:span><text:span text:style-name="T12">"Введите вторую последовательность чисел через пробел: "</text:span><text:span text:style-name="T10">).split()))</text:span><text:line-break/><text:line-break/><text:span text:style-name="T10"> <text:s text:c="3"/>elements = </text:span><text:span text:style-name="T14">set</text:span><text:span text:style-name="T10">(a) &amp; </text:span><text:span text:style-name="T14">set</text:span><text:span text:style-name="T10">(b)</text:span><text:line-break/><text:span text:style-name="T10"> <text:s text:c="3"/></text:span><text:span text:style-name="T16">yield </text:span><text:span text:style-name="T14">list</text:span><text:span text:style-name="T10">(elements)</text:span><text:line-break/><text:span text:style-name="T10"> <text:s text:c="3"/></text:span><text:span text:style-name="T16">yield </text:span><text:span text:style-name="T14">len</text:span><text:span text:style-name="T10">(elements)</text:span><text:line-break/><text:line-break/><text:span text:style-name="T16">if </text:span><text:span text:style-name="T10">__name__ == </text:span><text:span text:style-name="T12">"__main__"</text:span><text:span text:style-name="T10">:</text:span><text:line-break/><text:span text:style-name="T10"> <text:s text:c="3"/>result = main()</text:span><text:line-break/><text:span text:style-name="T10"> <text:s text:c="3"/></text:span><text:span text:style-name="T14">print</text:span><text:span text:style-name="T10">(</text:span><text:span text:style-name="T12">"Общие элементы для двух последовательностей:"</text:span><text:span text:style-name="T16">, </text:span><text:span text:style-name="T14">next</text:span><text:span text:style-name="T10">(result))</text:span><text:line-break/><text:span text:style-name="T10"> <text:s text:c="3"/></text:span><text:span text:style-name="T14">print</text:span><text:span text:style-name="T10">(</text:span><text:span text:style-name="T12">"Количество общих элементов:"</text:span><text:span text:style-name="T16">, </text:span><text:span text:style-name="T14">next</text:span><text:span text:style-name="T10">(result))</text:span></text:p>
      <text:p text:style-name="P3"><text:span text:style-name="T10"/></text:p>
      <text:p text:style-name="P2">Протокол работы программы:</text:p>
      <text:p text:style-name="P2"/>
      <text:p text:style-name="P9">/usr/bin/python3.9 /home/student/Документы/PycharmProjects/IS-22/Engibaryan/PZ-12/12.1.py </text:p>
      <text:p text:style-name="P9">Введите первую последовательность чисел через пробел: 1 2 3 4 5 6</text:p>
      <text:p text:style-name="P9">Введите вторую последовательность чисел через пробел: 4 5 6 7 8 9</text:p>
      <text:p text:style-name="P9">Общие элементы для двух последовательностей: [4, 5, 6]</text:p>
      <text:p text:style-name="P9">Количество общих элементов: 3</text:p>
      <text:p text:style-name="P9"/>
      <text:p text:style-name="P9">Process finished with exit code 0</text:p>
      <text:p text:style-name="P9"/>
      <text:p text:style-name="P4">Задача 2.</text:p>
      <text:p text:style-name="P4"/>
      <text:p text:style-name="P6">Постановка задачи.</text:p>
      <text:p text:style-name="P13">Из заданной строки отобразить только символы нижнего регистра. Использовать библиотеку string. Строка'In PyCharm, you can specify third-party standalone applications and run them as External Tools'.</text:p>
      <text:p text:style-name="P5"/>
      <text:p text:style-name="P2">Текст программы:</text:p>
      <text:p text:style-name="P3"><text:bookmark-start text:name="__DdeLink__259_153950715"/><text:bookmark-end text:name="__DdeLink__259_153950715"/><text:span text:style-name="T16">import <text:s/></text:span><text:span text:style-name="T10">string</text:span><text:line-break/><text:span text:style-name="T10">str = </text:span><text:span text:style-name="T12">'In PyCharm, you can specify third-party standalone applications and run them as External Tools'</text:span><text:line-break/><text:span text:style-name="T10">a = [i </text:span><text:span text:style-name="T16">for </text:span><text:span text:style-name="T10">i </text:span><text:span text:style-name="T16">in </text:span><text:span text:style-name="T10">str </text:span><text:span text:style-name="T16">if </text:span><text:span text:style-name="T10">i </text:span><text:span text:style-name="T16">in </text:span><text:span text:style-name="T10">string.ascii_lowercase]</text:span><text:line-break/><text:span text:style-name="T14">print</text:span><text:span text:style-name="T10">(a)</text:span><text:line-break/></text:p>
      <text:p text:style-name="P1"/>
      <text:p text:style-name="P1"/>
      <text:p text:style-name="P1"><text:soft-page-break/></text:p>
      <text:p text:style-name="P2">Протокол работы программы:</text:p>
      <text:p text:style-name="P2"/>
      <text:p text:style-name="P10">/usr/bin/python3.9 /home/student/Документы/PycharmProjects/IS-22/Engibaryan/PZ-12/12.2.py </text:p>
      <text:p text:style-name="P10">['n', 'y', 'h', 'a', 'r', 'm', 'y', 'o', 'u', 'c', 'a', 'n', 's', 'p', 'e', 'c', 'i', 'f', 'y', 't', 'h', 'i', 'r', 'd', 'p', 'a', 'r', 't', 'y', 's', 't', 'a', 'n', 'd', 'a', 'l', 'o', 'n', 'e', 'a', 'p', 'p', 'l', 'i', 'c', 'a', 't', 'i', 'o', 'n', 's', 'a', 'n', 'd', 'r', 'u', 'n', 't', 'h', 'e', 'm', 'a', 's', 'x', 't', 'e', 'r', 'n', 'a', 'l', 'o', 'o', 'l', 's']</text:p>
      <text:p text:style-name="P10"/>
      <text:p text:style-name="P10">Process finished with exit code 0</text:p>
      <text:p text:style-name="P10"/>
      <text:p text:style-name="P8"><text:span text:style-name="T1">Вывод: </text:span><text:span text:style-name="T6">я </text:span><text:span text:style-name="T8">закрепи</text:span><text:span text:style-name="T9">ла</text:span><text:span text:style-name="T8"> усвоенные знания, понятия, алгоритмы, основные принципы составления программ, приобре</text:span><text:span text:style-name="T9">ла </text:span><text:span text:style-name="T8">навыки составление программ с использованием списковых включений, итераторов, генераторов в IDE PyCharm Community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4T12:31:50.545440136</dc:date>
    <meta:editing-cycles>5</meta:editing-cycles>
    <meta:editing-duration>PT22M38S</meta:editing-duration>
    <meta:document-statistic meta:table-count="0" meta:image-count="0" meta:object-count="0" meta:page-count="2" meta:paragraph-count="26" meta:word-count="327" meta:character-count="2473" meta:non-whitespace-character-count="2134"/>
    <meta:user-defined meta:name="Поле 1"/>
    <meta:user-defined meta:name="Поле 2"/>
    <meta:user-defined meta:name="Поле 3"/>
    <meta:user-defined meta:name="Поле 4"/>
  </office:meta>
</office:document-meta>
</file>